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a view;</text:p>
      <text:p text:style-name="Standard"/>
      <text:p text:style-name="Standard"><text:s/>create view v7 as select u.name,user_id,sum(score_count)as score,assessment_id from users as u,given_assesments as g,assessments_mapping as w,assessments as a where u.id=g.user_id AND w.id=g.assessment_map_id AND a.id =w.assessment_id group by u.id, assessment_id; </text:p>
      <text:p text:style-name="Standard">Query OK, 0 rows affected (0.04 sec)</text:p>
      <text:p text:style-name="Standard"></text:p>
      <text:p text:style-name="Standard">mysql&gt; select * from v7;</text:p>
      <text:p text:style-name="Standard">+-------+---------+-------+---------------+</text:p>
      <text:p text:style-name="Standard">| name <text:s/>| user_id | score | assessment_id |</text:p>
      <text:p text:style-name="Standard">+-------+---------+-------+---------------+</text:p>
      <text:p text:style-name="Standard">| ashu <text:s/>| <text:s text:c="3"/>1000 | <text:s text:c="4"/>2 | <text:s text:c="11"/>20 |</text:p>
      <text:p text:style-name="Standard">| ballu | <text:s text:c="3"/>1001 | <text:s text:c="4"/>2 | <text:s text:c="11"/>40 |</text:p>
      <text:p text:style-name="Standard">| tanvi | <text:s text:c="3"/>1002 | <text:s text:c="4"/>2 | <text:s text:c="11"/>20 |</text:p>
      <text:p text:style-name="Standard">| tanvi | <text:s text:c="3"/>1002 | <text:s text:c="4"/>1 | <text:s text:c="11"/>40 |</text:p>
      <text:p text:style-name="Standard">| ash <text:s text:c="2"/>| <text:s text:c="3"/>1003 | <text:s text:c="4"/>1 | <text:s text:c="11"/>20 |</text:p>
      <text:p text:style-name="Standard">| ash <text:s text:c="2"/>| <text:s text:c="3"/>1003 | <text:s text:c="4"/>2 | <text:s text:c="11"/>40 |</text:p>
      <text:p text:style-name="Standard">+-------+---------+-------+---------------+</text:p>
      <text:p text:style-name="Standard">6 rows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4T17:13:08</meta:creation-date>
    <dc:date>2014-11-14T17:13:22</dc:date>
    <dc:creator>webonise </dc:creator>
    <meta:editing-duration>P0D</meta:editing-duration>
    <meta:editing-cycles>1</meta:editing-cycles>
    <meta:document-statistic meta:table-count="0" meta:image-count="0" meta:object-count="0" meta:page-count="1" meta:paragraph-count="16" meta:word-count="127" meta:character-count="809" meta:non-whitespace-character-count="578"/>
    <meta:generator>LibreOffice/3.5$Linux_X86_64 LibreOffice_project/350m1$Build-2</meta:generator>
  </office:meta>
</office:document-meta>
</file>